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WYBORZE ZARZĄDU STOWARZYSZENIA</text:p>
      <text:p text:style-name="P1"/>
      <text:p text:style-name="P1"/>
      <text:p text:style-name="P5">Uchwała nr 4/2013</text:p>
      <text:p text:style-name="P5">o wyborze Zarządu Stowarzyszenia Polska Grupa Użytkowników Pythona</text:p>
      <text:p text:style-name="P3"/>
      <text:p text:style-name="P3"/>
      <text:p text:style-name="P2"><text:tab/>Uczestnicy zebrania założycielskiego na spotkaniu w dniu 16 listopada 2013 r. w Warszawie postanawiają wybrać Zarząd Stowarzyszenia Polska Grupa Użytkowników Pythona, w składzie:</text:p>
      <text:p text:style-name="P2"/>
      <text:list xml:id="list1449575691" text:style-name="L1">
        <text:list-item>
          <text:p text:style-name="P7">…................................................................ - Prezes Zarządu</text:p>
          <text:p text:style-name="P7"/>
        </text:list-item>
        <text:list-item>
          <text:p text:style-name="P7">…................................................................ - Wiceprezes Zarządu</text:p>
          <text:p text:style-name="P7"/>
        </text:list-item>
        <text:list-item>
          <text:p text:style-name="P7">…................................................................ - Sekretarz Zarządu</text:p>
          <text:p text:style-name="P7"/>
        </text:list-item>
        <text:list-item>
          <text:p text:style-name="P7">…................................................................ - Skarbnik Zarządu</text:p>
          <text:p text:style-name="P7"/>
        </text:list-item>
        <text:list-item>
          <text:p text:style-name="P7">…................................................................ - Członek Zarządu</text:p>
        </text:list-item>
      </text:list>
      <text:p text:style-name="P2"/>
      <text:list xml:id="list69414155" text:continue-numbering="true" text:style-name="L1">
        <text:list-item>
          <text:p text:style-name="P7">…................................................................ - Członek Zarządu</text:p>
        </text:list-item>
      </text:list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20:15</meta:creation-date>
    <dc:date>2013-11-20T12:52:12</dc:date>
    <meta:editing-duration>P0D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1" meta:paragraph-count="12" meta:word-count="71" meta:character-count="337" meta:non-whitespace-character-count="786"/>
  </office:meta>
</office:document-meta>
</file>